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4c2bb" officeooo:paragraph-rsid="0014c2b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0a4bdf" officeooo:paragraph-rsid="000a4bdf"/>
    </style:style>
    <style:style style:name="P4" style:family="paragraph" style:parent-style-name="Text_20_body">
      <style:text-properties officeooo:rsid="000cbcaf" officeooo:paragraph-rsid="000cbcaf"/>
    </style:style>
    <style:style style:name="P5" style:family="paragraph" style:parent-style-name="Text_20_body">
      <style:text-properties officeooo:rsid="000fb1e3" officeooo:paragraph-rsid="000fb1e3"/>
    </style:style>
    <style:style style:name="P6" style:family="paragraph" style:parent-style-name="Text_20_body">
      <style:text-properties officeooo:rsid="0017e686" officeooo:paragraph-rsid="0017e686"/>
    </style:style>
    <style:style style:name="P7" style:family="paragraph" style:parent-style-name="List_20_1">
      <style:paragraph-properties fo:margin-left="0cm" fo:margin-right="0cm" fo:text-indent="0cm" style:auto-text-indent="false"/>
      <style:text-properties officeooo:rsid="0001ed41" officeooo:paragraph-rsid="0001ed41"/>
    </style:style>
    <style:style style:name="P8" style:family="paragraph" style:parent-style-name="Text_20_body">
      <style:text-properties officeooo:rsid="000cbcaf" officeooo:paragraph-rsid="00186699"/>
    </style:style>
    <style:style style:name="P9" style:family="paragraph" style:parent-style-name="Text_20_body">
      <style:text-properties officeooo:rsid="0008d8aa" officeooo:paragraph-rsid="00186699"/>
    </style:style>
    <style:style style:name="P10" style:family="paragraph" style:parent-style-name="Heading_20_2" style:list-style-name=""/>
    <style:style style:name="P11" style:family="paragraph" style:parent-style-name="Heading_20_2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List_20_1" style:list-style-name="L1"/>
    <style:style style:name="P15" style:family="paragraph" style:parent-style-name="List_20_1" style:list-style-name="L1">
      <style:text-properties officeooo:rsid="0001ed41" officeooo:paragraph-rsid="000cc5a9"/>
    </style:style>
    <style:style style:name="P16" style:family="paragraph" style:parent-style-name="List_20_1" style:list-style-name="L1">
      <style:text-properties officeooo:rsid="000d27ed" officeooo:paragraph-rsid="000d27ed"/>
    </style:style>
    <style:style style:name="T1" style:family="text">
      <style:text-properties officeooo:rsid="00165b82"/>
    </style:style>
    <style:style style:name="T2" style:family="text">
      <style:text-properties officeooo:rsid="0001ed41"/>
    </style:style>
    <style:style style:name="T3" style:family="text">
      <style:text-properties officeooo:rsid="0005a904"/>
    </style:style>
    <style:style style:name="T4" style:family="text">
      <style:text-properties officeooo:rsid="000675b1"/>
    </style:style>
    <style:style style:name="T5" style:family="text">
      <style:text-properties style:font-name="Andale Mono"/>
    </style:style>
    <style:style style:name="T6" style:family="text">
      <style:text-properties officeooo:rsid="000ad648"/>
    </style:style>
    <style:style style:name="T7" style:family="text">
      <style:text-properties officeooo:rsid="000cbcaf"/>
    </style:style>
    <style:style style:name="T8" style:family="text">
      <style:text-properties officeooo:rsid="0011864e"/>
    </style:style>
    <style:style style:name="T9" style:family="text">
      <style:text-properties officeooo:rsid="00186699"/>
    </style:style>
    <style:style style:name="T10" style:family="text">
      <style:text-properties style:font-name="Andale Mono"/>
    </style:style>
    <style:style style:name="T11" style:family="text">
      <style:text-properties style:font-name="Andale Mono" officeooo:rsid="00186699"/>
    </style:style>
    <style:style style:name="T12" style:family="text">
      <style:text-properties officeooo:rsid="001af258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e6e6e6" text:dont-balance-text-columns="false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105_1337060712"/>KivS <text:span text:style-name="T3">2014/2015</text:span> <text:span text:style-name="T4">PA Exercise</text:span> 3: <text:span text:style-name="T2">Manual</text:span> <text:span text:style-name="T2">to</text:span> <text:span text:style-name="T12">Exercise</text:span> 2<text:bookmark-end text:name="__RefHeading__105_1337060712"/></text:h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2"><text:a xlink:type="simple" xlink:href="#__RefHeading__105_1337060712" text:style-name="Index_20_Link" text:visited-style-name="Index_20_Link">KivS 2014/2015 PA Exercise 3: Manual to Exercise 2<text:tab/>1</text:a></text:p>
          <text:p text:style-name="P13"><text:a xlink:type="simple" xlink:href="#__RefHeading__107_1337060712" text:style-name="Index_20_Link" text:visited-style-name="Index_20_Link">Requirements<text:tab/>1</text:a></text:p>
          <text:p text:style-name="P13"><text:a xlink:type="simple" xlink:href="#__RefHeading__111_1337060712" text:style-name="Index_20_Link" text:visited-style-name="Index_20_Link">How to use<text:tab/>1</text:a></text:p>
          <text:p text:style-name="P13"><text:a xlink:type="simple" xlink:href="#__RefHeading__130_1337060712" text:style-name="Index_20_Link" text:visited-style-name="Index_20_Link">Command line options<text:tab/>2</text:a></text:p>
          <text:p text:style-name="P13"><text:a xlink:type="simple" xlink:href="#__RefHeading__132_1337060712" text:style-name="Index_20_Link" text:visited-style-name="Index_20_Link">Implementation details<text:tab/>2</text:a></text:p>
        </text:index-body>
      </text:table-of-content>
      <text:h text:style-name="Heading_20_2" text:outline-level="2"><text:bookmark-start text:name="__RefHeading__107_1337060712"/>Requirements<text:bookmark-end text:name="__RefHeading__107_1337060712"/></text:h>
      <text:list xml:id="list4140344927760390236" text:style-name="L1">
        <text:list-item>
          <text:p text:style-name="P14">python (2.7) usually available as python2.7 <text:span text:style-name="T2">with modules:</text:span></text:p>
          <text:list>
            <text:list-item>
              <text:p text:style-name="P14">urllib2</text:p>
            </text:list-item>
            <text:list-item>
              <text:p text:style-name="P14">re</text:p>
            </text:list-item>
            <text:list-item>
              <text:p text:style-name="P14">os.path</text:p>
            </text:list-item>
            <text:list-item>
              <text:p text:style-name="P14">numpy</text:p>
            </text:list-item>
            <text:list-item>
              <text:p text:style-name="P14">matplotlib.pyplot</text:p>
            </text:list-item>
            <text:list-item>
              <text:p text:style-name="P14">argparse</text:p>
            </text:list-item>
          </text:list>
        </text:list-item>
        <text:list-item>
          <text:p text:style-name="P15">bash</text:p>
        </text:list-item>
        <text:list-item>
          <text:p text:style-name="P16">date</text:p>
        </text:list-item>
      </text:list>
      <text:p text:style-name="P7"/>
      <text:h text:style-name="Heading_20_2" text:outline-level="2"><text:bookmark-start text:name="__RefHeading__111_1337060712"/>How to use<text:bookmark-end text:name="__RefHeading__111_1337060712"/></text:h>
      <text:p text:style-name="P9">Run the script <text:span text:style-name="T11">exercise2</text:span><text:span text:style-name="T5">.py</text:span> from the <text:span text:style-name="T5">Tools/</text:span> folder. The script takes various options, available via the <text:span text:style-name="T5">-h</text:span> command line option.</text:p>
      <text:p text:style-name="P3">By default, it downloads the <text:span text:style-name="T5">PA.log</text:span> file into the <text:span text:style-name="T5">Data/</text:span> folder, unless the file is already present there. Afterwards it processes the file and plots a graph over all data points. Then it segments the data based on the <text:span text:style-name="T7">TTL</text:span> and plots a boxplot graph based on the determine<text:span text:style-name="T8">d</text:span> segments.</text:p>
      <text:p text:style-name="P3">The graphs are written out to <text:span text:style-name="T5">Data/pa_graph.svg</text:span> and <text:span text:style-name="T5">Data/pa_boxplot.svg</text:span>.</text:p>
      <text:p text:style-name="P3">All paths my be changed via command line options. On top of that, the analyzed segment may be limited in to specific time frame given with --start and --end <text:span text:style-name="T6">options. Both of them take a time stamp as value.</text:span></text:p>
      <text:h text:style-name="P10" text:outline-level="2"/>
      <text:h text:style-name="P11" text:outline-level="2"><text:bookmark-start text:name="__RefHeading__130_1337060712"/>Command line options<text:bookmark-end text:name="__RefHeading__130_1337060712"/></text:h>
      <text:section text:style-name="Sect2" text:name="main.py">
        <text:p text:style-name="P8">usage: <text:span text:style-name="T9">exercise2</text:span>.py [-h] [--start START] [--end END] [--log-url LOG_URL]</text:p>
        <text:p text:style-name="P4"><text:s text:c="15"/>[--log-file LOG_FILE] [--log-graph LOG_GRAPH]</text:p>
        <text:p text:style-name="P4"><text:s text:c="15"/>[--log-boxplot LOG_BOXPLOT]</text:p>
        <text:p text:style-name="P4"/>
        <text:p text:style-name="P4">Analyze data from PING measurement.</text:p>
        <text:p text:style-name="P4"/>
        <text:p text:style-name="P4">optional arguments:</text:p>
        <text:p text:style-name="P4"><text:s text:c="2"/>-h, --help <text:s text:c="11"/>show this help message and exit</text:p>
        <text:p text:style-name="P4"><text:s text:c="2"/>--start START <text:s text:c="8"/>The start time for the plots. Default: 0</text:p>
        <text:p text:style-name="P4"><text:s text:c="2"/>--end END <text:s text:c="12"/>The end time for the plots. Default: 2147483647</text:p>
        <text:p text:style-name="P4"><text:s text:c="2"/>--log-url LOG_URL <text:s text:c="4"/>The URL do download. Default:</text:p>
        <text:p text:style-name="P4"><text:s text:c="24"/>ftp://rogue-01.informatik.uni-bonn.de/PA.log</text:p>
        <text:p text:style-name="P4"><text:s text:c="2"/>--log-file LOG_FILE <text:s text:c="2"/>The file to save the log file contents. Default:</text:p>
        <text:p text:style-name="P4"><text:s text:c="24"/>../Data/PA.log</text:p>
        <text:p text:style-name="P4"><text:s text:c="2"/>--log-graph LOG_GRAPH</text:p>
        <text:p text:style-name="P4"><text:s text:c="24"/>The file to save the generated linegraph SVG image.</text:p>
        <text:p text:style-name="P4"><text:s text:c="24"/>Default: ../Data/pa_graph.svg</text:p>
        <text:p text:style-name="P4"><text:s text:c="2"/>--log-boxplot LOG_BOXPLOT</text:p>
        <text:p text:style-name="P4"><text:s text:c="24"/>The file to save the generated boxplot SVG image.</text:p>
        <text:p text:style-name="P4"><text:s text:c="24"/>Default: ../Data/pa_boxplot.svg</text:p>
      </text:section>
      <text:h text:style-name="Heading_20_2" text:outline-level="2"><text:bookmark-start text:name="__RefHeading__132_1337060712"/>Implementation details<text:bookmark-end text:name="__RefHeading__132_1337060712"/></text:h>
      <text:p text:style-name="P5">The program is separated into multiple functions to allow reuse of the program. All options are taken from the command line and have sane defaults if omitted <text:span text:style-name="T8">(see above). The main function parses the command line options and runs all steps.</text:span></text:p>
      <text:p text:style-name="P6">All functions have an inline ReST-style documen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c2bb" officeooo:paragraph-rsid="0014c2b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65b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hilipp Gampe, Simon Gehring – <text:span text:style-name="MT1">KivS PA</text:span>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Gampe</meta:initial-creator>
    <meta:creation-date>2014-12-23T15:43:39.465495906</meta:creation-date>
    <dc:date>2014-12-23T21:24:35.323931624</dc:date>
    <dc:creator>Philipp Gampe</dc:creator>
    <meta:editing-duration>PT39M7S</meta:editing-duration>
    <meta:editing-cycles>21</meta:editing-cycles>
    <meta:generator>LibreOffice/4.3.4.1$Linux_X86_64 LibreOffice_project/430$Build-1</meta:generator>
    <meta:document-statistic meta:table-count="0" meta:image-count="0" meta:object-count="0" meta:page-count="2" meta:paragraph-count="46" meta:word-count="353" meta:character-count="2354" meta:non-whitespace-character-count="1845"/>
  </office:meta>
</office:document-meta>
</file>